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b2cf" officeooo:paragraph-rsid="0012b2cf"/>
    </style:style>
    <style:style style:name="P2" style:family="paragraph" style:parent-style-name="Standard">
      <style:paragraph-properties fo:text-align="center" style:justify-single-word="false"/>
      <style:text-properties fo:font-weight="bold" officeooo:rsid="00296ff4" officeooo:paragraph-rsid="00296ff4" style:font-weight-asian="bold" style:font-weight-complex="bold"/>
    </style:style>
    <style:style style:name="P3" style:family="paragraph" style:parent-style-name="Standard">
      <style:paragraph-properties fo:text-align="center" style:justify-single-word="false"/>
      <style:text-properties fo:font-weight="bold" officeooo:rsid="002c30f9" officeooo:paragraph-rsid="002c30f9" style:font-weight-asian="bold" style:font-weight-complex="bold"/>
    </style:style>
    <style:style style:name="P4" style:family="paragraph" style:parent-style-name="Standard">
      <style:paragraph-properties fo:text-align="center" style:justify-single-word="false"/>
      <style:text-properties fo:font-weight="bold" officeooo:rsid="002c30f9" officeooo:paragraph-rsid="0039100f" style:font-weight-asian="bold" style:font-weight-complex="bold"/>
    </style:style>
    <style:style style:name="P5" style:family="paragraph" style:parent-style-name="Standard">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fo:font-size="8pt" fo:font-style="italic" style:text-underline-style="none" fo:font-weight="normal" officeooo:rsid="002b070c" officeooo:paragraph-rsid="0035bffa" style:font-size-asian="8pt" style:font-style-asian="italic" style:font-weight-asian="normal" style:font-size-complex="8pt" style:font-style-complex="italic" style:font-weight-complex="normal"/>
    </style:style>
    <style:style style:name="P6" style:family="paragraph" style:parent-style-name="Standard">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fo:font-size="8pt" fo:font-style="italic" fo:font-weight="normal" officeooo:rsid="00296ff4" officeooo:paragraph-rsid="002ada84" style:font-size-asian="8pt" style:font-style-asian="italic" style:font-weight-asian="normal" style:font-size-complex="8pt" style:font-style-complex="italic" style:font-weight-complex="normal"/>
    </style:style>
    <style:style style:name="P7" style:family="paragraph" style:parent-style-name="Standard">
      <style:text-properties fo:font-size="12pt" officeooo:rsid="00296ff4" officeooo:paragraph-rsid="00296ff4" style:font-size-asian="12pt" style:font-size-complex="12pt"/>
    </style:style>
    <style:style style:name="P8" style:family="paragraph" style:parent-style-name="Standard">
      <style:paragraph-properties fo:text-align="start" style:justify-single-word="false"/>
      <style:text-properties officeooo:rsid="002c30f9" officeooo:paragraph-rsid="003f3eda"/>
    </style:style>
    <style:style style:name="P9" style:family="paragraph" style:parent-style-name="Standard">
      <style:text-properties officeooo:paragraph-rsid="002c30f9"/>
    </style:style>
    <style:style style:name="P10" style:family="paragraph" style:parent-style-name="Standard">
      <style:paragraph-properties fo:text-align="center" style:justify-single-word="false"/>
      <style:text-properties officeooo:paragraph-rsid="0039100f"/>
    </style:style>
    <style:style style:name="P11" style:family="paragraph" style:parent-style-name="Standard">
      <style:paragraph-properties fo:text-align="center" style:justify-single-word="false"/>
      <style:text-properties fo:font-size="18pt" fo:font-weight="bold" officeooo:rsid="000bb461" officeooo:paragraph-rsid="000bb461" style:font-size-asian="18pt" style:font-weight-asian="bold" style:font-size-complex="18pt" style:font-weight-complex="bold"/>
    </style:style>
    <style:style style:name="P12" style:family="paragraph" style:parent-style-name="Standard">
      <style:text-properties fo:font-variant="normal" fo:text-transform="none" fo:color="#333333" style:font-name="Arial" fo:font-size="8pt" fo:letter-spacing="normal" fo:font-style="italic" fo:font-weight="normal" officeooo:paragraph-rsid="0037bbec" style:font-size-asian="8pt" style:font-style-asian="italic" style:font-size-complex="8pt" style:font-style-complex="italic"/>
    </style:style>
    <style:style style:name="P13" style:family="paragraph" style:parent-style-name="Standard">
      <style:paragraph-properties fo:text-align="center" style:justify-single-word="false"/>
      <style:text-properties fo:font-variant="normal" fo:text-transform="none" fo:color="#333333" style:font-name="Arial" fo:font-size="8pt" fo:letter-spacing="normal" fo:font-style="italic" fo:font-weight="normal" officeooo:paragraph-rsid="0039100f" style:font-size-asian="8pt" style:font-style-asian="italic" style:font-size-complex="8pt" style:font-style-complex="italic"/>
    </style:style>
    <style:style style:name="P14" style:family="paragraph" style:parent-style-name="Standard">
      <style:paragraph-properties fo:text-align="start" style:justify-single-word="false"/>
      <style:text-properties fo:font-variant="normal" fo:text-transform="none" fo:color="#333333" style:font-name="Arial" fo:font-size="8pt" fo:letter-spacing="normal" fo:font-style="italic" fo:font-weight="normal" officeooo:paragraph-rsid="0039100f" style:font-size-asian="8pt" style:font-style-asian="italic" style:font-size-complex="8pt" style:font-style-complex="italic"/>
    </style:style>
    <style:style style:name="P15" style:family="paragraph" style:parent-style-name="Text_20_body">
      <style:paragraph-properties fo:margin-left="0in" fo:margin-right="0in" fo:margin-top="0in" fo:margin-bottom="0in" loext:contextual-spacing="false" fo:line-height="144%" fo:orphans="2" fo:widows="2" fo:text-indent="0in" style:auto-text-indent="false" fo:padding="0in" fo:border="none"/>
      <style:text-properties fo:font-variant="normal" fo:text-transform="none" fo:color="#333333" style:font-name="Arial" fo:font-size="8pt" fo:letter-spacing="normal" fo:font-style="italic" fo:font-weight="normal" officeooo:paragraph-rsid="0037bbec" style:font-size-asian="8pt" style:font-style-asian="italic" style:font-size-complex="8pt" style:font-style-complex="italic"/>
    </style:style>
    <style:style style:name="P16" style:family="paragraph" style:parent-style-name="Text_20_body">
      <style:paragraph-properties fo:margin-left="0in" fo:margin-right="0in" fo:margin-top="0in" fo:margin-bottom="0in" loext:contextual-spacing="false" fo:line-height="144%" fo:text-align="start" style:justify-single-word="false" fo:orphans="2" fo:widows="2" fo:text-indent="0in" style:auto-text-indent="false" fo:padding="0in" fo:border="none"/>
      <style:text-properties fo:font-variant="normal" fo:text-transform="none" fo:color="#333333" style:font-name="Arial" fo:font-size="8pt" fo:letter-spacing="normal" fo:font-style="italic" fo:font-weight="normal" style:font-size-asian="8pt" style:font-style-asian="italic" style:font-size-complex="8pt" style:font-style-complex="italic"/>
    </style:style>
    <style:style style:name="P17" style:family="paragraph" style:parent-style-name="Text_20_body">
      <style:paragraph-properties fo:margin-left="0in" fo:margin-right="0in" fo:margin-top="0in" fo:margin-bottom="0in" loext:contextual-spacing="false" fo:line-height="144%" fo:text-align="start" style:justify-single-word="false" fo:orphans="2" fo:widows="2" fo:text-indent="0in" style:auto-text-indent="false" fo:padding="0in" fo:border="none"/>
      <style:text-properties officeooo:paragraph-rsid="0039100f"/>
    </style:style>
    <style:style style:name="P18" style:family="paragraph" style:parent-style-name="Text_20_body">
      <style:paragraph-properties fo:margin-left="0in" fo:margin-right="0in" fo:margin-top="0in" fo:margin-bottom="0in" loext:contextual-spacing="false" fo:line-height="144%" fo:orphans="2" fo:widows="2" fo:text-indent="0in" style:auto-text-indent="false" fo:padding="0in" fo:border="none"/>
      <style:text-properties officeooo:rsid="002c30f9" officeooo:paragraph-rsid="0037bbec"/>
    </style:style>
    <style:style style:name="P19"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officeooo:paragraph-rsid="002ada84"/>
    </style:style>
    <style:style style:name="P20"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officeooo:paragraph-rsid="0039100f"/>
    </style:style>
    <style:style style:name="P21"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officeooo:paragraph-rsid="0035bffa"/>
    </style:style>
    <style:style style:name="P22"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officeooo:paragraph-rsid="0037bbec"/>
    </style:style>
    <style:style style:name="P23"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fo:font-size="12pt" officeooo:rsid="00303f29" officeooo:paragraph-rsid="00303f29" style:font-size-asian="10.5pt" style:font-size-complex="12pt"/>
    </style:style>
    <style:style style:name="P24"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fo:font-size="12pt" officeooo:rsid="00303f29" officeooo:paragraph-rsid="0030a998" style:font-size-asian="10.5pt" style:font-size-complex="12pt"/>
    </style:style>
    <style:style style:name="P25"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fo:font-size="12pt" fo:font-weight="normal" officeooo:rsid="003268f2" officeooo:paragraph-rsid="002ada84" style:font-size-asian="12pt" style:font-weight-asian="normal" style:font-size-complex="12pt" style:font-weight-complex="normal"/>
    </style:style>
    <style:style style:name="P26"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fo:font-size="8pt" fo:font-style="italic" fo:font-weight="normal" officeooo:paragraph-rsid="002ada84" style:font-size-asian="8pt" style:font-style-asian="italic" style:font-weight-asian="normal" style:font-size-complex="8pt" style:font-style-complex="italic" style:font-weight-complex="normal"/>
    </style:style>
    <style:style style:name="P27"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fo:font-size="8pt" fo:font-style="italic" fo:font-weight="normal" officeooo:paragraph-rsid="002b070c" style:font-size-asian="8pt" style:font-style-asian="italic" style:font-weight-asian="normal" style:font-size-complex="8pt" style:font-style-complex="italic" style:font-weight-complex="normal"/>
    </style:style>
    <style:style style:name="P28"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fo:font-size="8pt" fo:font-style="italic" fo:font-weight="normal" officeooo:paragraph-rsid="00358935" style:font-size-asian="8pt" style:font-style-asian="italic" style:font-weight-asian="normal" style:font-size-complex="8pt" style:font-style-complex="italic" style:font-weight-complex="normal"/>
    </style:style>
    <style:style style:name="P29"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fo:font-size="8pt" fo:font-style="italic" style:text-underline-style="none" fo:font-weight="normal" officeooo:paragraph-rsid="002b070c" style:font-size-asian="8pt" style:font-style-asian="italic" style:font-weight-asian="normal" style:font-size-complex="8pt" style:font-style-complex="italic" style:font-weight-complex="normal"/>
    </style:style>
    <style:style style:name="P30"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fo:font-size="8pt" fo:font-style="italic" officeooo:rsid="0035bffa" officeooo:paragraph-rsid="0037bbec" style:font-size-asian="8pt" style:font-style-asian="italic" style:font-size-complex="8pt" style:font-style-complex="italic"/>
    </style:style>
    <style:style style:name="P31" style:family="paragraph" style:parent-style-name="Standard" style:list-style-name="L1">
      <style:text-properties style:text-underline-style="none" officeooo:rsid="002ada84" officeooo:paragraph-rsid="002ada84"/>
    </style:style>
    <style:style style:name="P32" style:family="paragraph" style:parent-style-name="Standard" style:list-style-name="L1">
      <style:text-properties style:text-underline-style="none" officeooo:rsid="00329030" officeooo:paragraph-rsid="00329030"/>
    </style:style>
    <style:style style:name="P33" style:family="paragraph" style:parent-style-name="Standard" style:list-style-name="L1">
      <style:text-properties style:text-underline-style="none" officeooo:rsid="0042b145" officeooo:paragraph-rsid="0042b145"/>
    </style:style>
    <style:style style:name="P34" style:family="paragraph" style:parent-style-name="Standard" style:list-style-name="L1">
      <style:text-properties style:text-underline-style="none" officeooo:rsid="00358935" officeooo:paragraph-rsid="00358935"/>
    </style:style>
    <style:style style:name="P35" style:family="paragraph" style:parent-style-name="Standard" style:list-style-name="L1">
      <style:text-properties style:text-underline-style="none" officeooo:rsid="003cce74" officeooo:paragraph-rsid="003cce74" fo:background-color="#ff0000"/>
    </style:style>
    <style:style style:name="P36"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style:text-underline-style="none" fo:font-weight="bold" officeooo:paragraph-rsid="002ada84" style:font-weight-asian="bold" style:font-weight-complex="bold"/>
    </style:style>
    <style:style style:name="P37"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style:text-underline-style="none" fo:font-weight="normal" officeooo:paragraph-rsid="002b070c" style:font-weight-asian="normal" style:font-weight-complex="normal"/>
    </style:style>
    <style:style style:name="P38"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style:text-underline-style="none" fo:font-weight="normal" officeooo:paragraph-rsid="002ada84" style:font-weight-asian="normal" style:font-weight-complex="normal"/>
    </style:style>
    <style:style style:name="P39"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style:text-underline-style="none" fo:font-weight="normal" officeooo:rsid="002b070c" officeooo:paragraph-rsid="002b070c" style:font-weight-asian="normal" style:font-weight-complex="normal"/>
    </style:style>
    <style:style style:name="P40"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style:text-underline-style="none" fo:font-weight="normal" officeooo:rsid="002b070c" officeooo:paragraph-rsid="0035bffa" style:font-weight-asian="normal" style:font-weight-complex="normal"/>
    </style:style>
    <style:style style:name="P41"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style:text-underline-style="none" fo:font-weight="normal" officeooo:rsid="00358935" officeooo:paragraph-rsid="00358935" style:font-weight-asian="normal" style:font-weight-complex="normal"/>
    </style:style>
    <style:style style:name="P42"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style:text-underline-style="none" fo:font-weight="normal" officeooo:rsid="0035bffa" officeooo:paragraph-rsid="0035bffa" style:font-weight-asian="normal" style:font-weight-complex="normal"/>
    </style:style>
    <style:style style:name="P43"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fo:font-weight="normal" officeooo:paragraph-rsid="00358935" style:font-weight-asian="normal" style:font-weight-complex="normal"/>
    </style:style>
    <style:style style:name="P44"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fo:font-weight="normal" officeooo:paragraph-rsid="002ada84" style:font-weight-asian="normal" style:font-weight-complex="normal"/>
    </style:style>
    <style:style style:name="P45"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fo:font-weight="normal" officeooo:rsid="00358935" officeooo:paragraph-rsid="00358935" style:font-weight-asian="normal" style:font-weight-complex="normal"/>
    </style:style>
    <style:style style:name="P46"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officeooo:rsid="0035bffa" officeooo:paragraph-rsid="0035bffa"/>
    </style:style>
    <style:style style:name="P47" style:family="paragraph" style:parent-style-name="Standard" style:list-style-name="L1">
      <style:paragraph-properties>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officeooo:rsid="0035bffa" officeooo:paragraph-rsid="0037bbec"/>
    </style:style>
    <style:style style:name="P48" style:family="paragraph" style:parent-style-name="Standard" style:list-style-name="L2">
      <style:text-properties officeooo:rsid="0035bffa" officeooo:paragraph-rsid="0035bffa"/>
    </style:style>
    <style:style style:name="P49" style:family="paragraph" style:parent-style-name="Standard" style:list-style-name="L2">
      <style:text-properties officeooo:rsid="002c30f9" officeooo:paragraph-rsid="002c30f9"/>
    </style:style>
    <style:style style:name="P50" style:family="paragraph" style:parent-style-name="Standard" style:list-style-name="L2">
      <style:text-properties officeooo:rsid="0035e93d" officeooo:paragraph-rsid="0035e93d"/>
    </style:style>
    <style:style style:name="P51" style:family="paragraph" style:parent-style-name="Standard" style:list-style-name="L3">
      <style:text-properties officeooo:rsid="0035e93d" officeooo:paragraph-rsid="0035e93d"/>
    </style:style>
    <style:style style:name="P52" style:family="paragraph" style:parent-style-name="Standard" style:list-style-name="L3">
      <style:text-properties officeooo:rsid="002d0ada" officeooo:paragraph-rsid="002d0ada"/>
    </style:style>
    <style:style style:name="P53" style:family="paragraph" style:parent-style-name="Standard" style:list-style-name="L3">
      <style:text-properties officeooo:rsid="001b0a8b" officeooo:paragraph-rsid="003cce74"/>
    </style:style>
    <style:style style:name="P54" style:family="paragraph" style:parent-style-name="Standard" style:list-style-name="L3">
      <style:text-properties officeooo:rsid="003cce74" officeooo:paragraph-rsid="003cce74"/>
    </style:style>
    <style:style style:name="P55" style:family="paragraph" style:parent-style-name="Standard" style:list-style-name="L3">
      <style:text-properties officeooo:rsid="004775a2" officeooo:paragraph-rsid="004775a2"/>
    </style:style>
    <style:style style:name="P56" style:family="paragraph" style:parent-style-name="Standard" style:list-style-name="L1">
      <style:paragraph-properties fo:margin-left="0in" fo:margin-right="0in" fo:text-indent="0in" style:auto-text-indent="false">
        <style:tab-stops>
          <style:tab-stop style:position="-1in"/>
          <style:tab-stop style:position="-0.5in"/>
          <style:tab-stop style:position="0in"/>
          <style:tab-stop style:position="0.2772in"/>
          <style:tab-stop style:position="0.5547in"/>
          <style:tab-stop style:position="0.7917in"/>
          <style:tab-stop style:position="1.0835in"/>
          <style:tab-stop style:position="1.2917in"/>
          <style:tab-stop style:position="1.5in"/>
          <style:tab-stop style:position="1.6937in"/>
          <style:tab-stop style:position="1.9299in"/>
          <style:tab-stop style:position="2.1382in"/>
          <style:tab-stop style:position="2.3602in"/>
          <style:tab-stop style:position="2.5965in"/>
          <style:tab-stop style:position="2.7917in"/>
          <style:tab-stop style:position="3in"/>
          <style:tab-stop style:position="3.5in"/>
          <style:tab-stop style:position="4in"/>
          <style:tab-stop style:position="4.5in"/>
        </style:tab-stops>
      </style:paragraph-properties>
      <style:text-properties fo:font-size="8pt" fo:font-style="italic" fo:font-weight="normal" officeooo:paragraph-rsid="002ada84" style:font-size-asian="8pt" style:font-style-asian="italic" style:font-weight-asian="normal" style:font-size-complex="8pt" style:font-style-complex="italic" style:font-weight-complex="normal"/>
    </style:style>
    <style:style style:name="P57" style:family="paragraph" style:parent-style-name="Standard" style:list-style-name="L2">
      <loext:graphic-properties draw:fill="none"/>
      <style:paragraph-properties fo:margin-left="0in" fo:margin-right="0in" fo:text-indent="0in" style:auto-text-indent="false" fo:background-color="transparent"/>
      <style:text-properties officeooo:paragraph-rsid="0035e93d"/>
    </style:style>
    <style:style style:name="P58" style:family="paragraph" style:parent-style-name="Text_20_body" style:list-style-name="L4">
      <style:paragraph-properties fo:margin-left="0in" fo:margin-right="0in" fo:margin-top="0in" fo:margin-bottom="0in" loext:contextual-spacing="false" fo:line-height="144%" fo:text-align="start" style:justify-single-word="false" fo:orphans="2" fo:widows="2" fo:text-indent="0in" style:auto-text-indent="false" fo:padding="0in" fo:border="none"/>
      <style:text-properties fo:font-variant="normal" fo:text-transform="none" fo:color="#333333" style:font-name="Arial" fo:font-size="8pt" fo:letter-spacing="normal" fo:font-style="italic" fo:font-weight="normal" style:font-size-asian="8pt" style:font-style-asian="italic" style:font-size-complex="8pt" style:font-style-complex="italic"/>
    </style:style>
    <style:style style:name="T1" style:family="text">
      <style:text-properties officeooo:rsid="00296ff4"/>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officeooo:rsid="002ada84"/>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fo:font-style="italic" fo:font-weight="normal" style:font-size-asian="8pt" style:font-style-asian="italic" style:font-weight-asian="normal" style:font-size-complex="8pt" style:font-style-complex="italic" style:font-weight-complex="normal"/>
    </style:style>
    <style:style style:name="T7" style:family="text">
      <style:text-properties fo:font-size="8pt" fo:font-style="italic" fo:font-weight="normal" officeooo:rsid="00296ff4" style:font-size-asian="8pt" style:font-style-asian="italic" style:font-weight-asian="normal" style:font-size-complex="8pt" style:font-style-complex="italic" style:font-weight-complex="normal"/>
    </style:style>
    <style:style style:name="T8" style:family="text">
      <style:text-properties fo:font-size="8pt" fo:font-style="italic" fo:font-weight="normal" officeooo:rsid="002ada84" style:font-size-asian="8pt" style:font-style-asian="italic" style:font-weight-asian="normal" style:font-size-complex="8pt" style:font-style-complex="italic" style:font-weight-complex="normal"/>
    </style:style>
    <style:style style:name="T9" style:family="text">
      <style:text-properties fo:font-size="8pt" fo:font-style="italic" style:font-size-asian="8pt" style:font-style-asian="italic" style:font-size-complex="8pt" style:font-style-complex="italic"/>
    </style:style>
    <style:style style:name="T10" style:family="text">
      <style:text-properties fo:font-size="8pt" fo:font-style="italic" officeooo:rsid="0035bffa" style:font-size-asian="8pt" style:font-style-asian="italic" style:font-size-complex="8pt" style:font-style-complex="italic"/>
    </style:style>
    <style:style style:name="T11" style:family="text">
      <style:text-properties fo:font-size="12pt" officeooo:rsid="002ada84" style:font-size-asian="12pt" style:font-size-complex="12pt"/>
    </style:style>
    <style:style style:name="T12" style:family="text">
      <style:text-properties fo:font-size="12pt" fo:font-weight="bold" officeooo:rsid="00296ff4" style:font-size-asian="12pt" style:font-weight-asian="bold" style:font-size-complex="12pt" style:font-weight-complex="bold"/>
    </style:style>
    <style:style style:name="T1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4" style:family="text">
      <style:text-properties fo:font-size="12pt" style:text-underline-style="none" fo:font-weight="bold" style:font-size-asian="12pt" style:font-weight-asian="bold" style:font-size-complex="12pt" style:font-weight-complex="bold"/>
    </style:style>
    <style:style style:name="T15" style:family="text">
      <style:text-properties fo:font-size="12pt" style:text-underline-style="none" fo:font-weight="normal" style:font-size-asian="12pt" style:font-weight-asian="normal" style:font-size-complex="12pt" style:font-weight-complex="normal"/>
    </style:style>
    <style:style style:name="T16" style:family="text">
      <style:text-properties fo:font-size="12pt" style:text-underline-style="none" fo:font-weight="normal" officeooo:rsid="00303f29" style:font-size-asian="12pt" style:font-weight-asian="normal" style:font-size-complex="12pt" style:font-weight-complex="normal"/>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2pt" fo:font-style="italic" officeooo:rsid="0035bffa" style:font-size-asian="12pt" style:font-style-asian="italic" style:font-size-complex="12pt" style:font-style-complex="italic"/>
    </style:style>
    <style:style style:name="T19" style:family="text">
      <style:text-properties fo:font-size="12pt" fo:font-style="italic" officeooo:rsid="0042b145" style:font-size-asian="12pt" style:font-style-asian="italic" style:font-size-complex="12pt" style:font-style-complex="italic"/>
    </style:style>
    <style:style style:name="T20" style:family="text">
      <style:text-properties fo:font-size="12pt" fo:font-weight="normal" officeooo:rsid="003268f2" style:font-size-asian="12pt" style:font-weight-asian="normal" style:font-size-complex="12pt" style:font-weight-complex="normal"/>
    </style:style>
    <style:style style:name="T21" style:family="text">
      <style:text-properties fo:font-size="12pt" fo:font-weight="normal" officeooo:rsid="0032902b" style:font-size-asian="12pt" style:font-weight-asian="normal" style:font-size-complex="12pt"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296ff4" style:font-style-asian="italic" style:font-weight-asian="normal" style:font-style-complex="italic" style:font-weight-complex="normal"/>
    </style:style>
    <style:style style:name="T24" style:family="text">
      <style:text-properties fo:font-style="italic" fo:font-weight="normal" officeooo:rsid="0030a998" style:font-style-asian="italic" style:font-weight-asian="normal" style:font-style-complex="italic" style:font-weight-complex="normal"/>
    </style:style>
    <style:style style:name="T25" style:family="text">
      <style:text-properties fo:font-style="italic" fo:font-weight="normal" officeooo:rsid="003268f2" style:font-style-asian="italic" style:font-weight-asian="normal" style:font-style-complex="italic" style:font-weight-complex="normal"/>
    </style:style>
    <style:style style:name="T26" style:family="text">
      <style:text-properties fo:font-weight="bold" officeooo:rsid="002c30f9" style:font-weight-asian="bold" style:font-weight-complex="bold"/>
    </style:style>
    <style:style style:name="T27" style:family="text">
      <style:text-properties officeooo:rsid="002b070c"/>
    </style:style>
    <style:style style:name="T28" style:family="text">
      <style:text-properties style:text-underline-style="none"/>
    </style:style>
    <style:style style:name="T29" style:family="text">
      <style:text-properties style:text-underline-style="none" officeooo:rsid="002b070c"/>
    </style:style>
    <style:style style:name="T30" style:family="text">
      <style:text-properties style:text-underline-style="none" officeooo:rsid="002ada84"/>
    </style:style>
    <style:style style:name="T31" style:family="text">
      <style:text-properties style:text-underline-style="none" officeooo:rsid="0035bffa"/>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2b070c" style:font-weight-asian="normal" style:font-weight-complex="normal"/>
    </style:style>
    <style:style style:name="T34" style:family="text">
      <style:text-properties officeooo:rsid="002c30f9"/>
    </style:style>
    <style:style style:name="T35" style:family="text">
      <style:text-properties officeooo:rsid="0033d4bf"/>
    </style:style>
    <style:style style:name="T36" style:family="text">
      <style:text-properties officeooo:rsid="00358935"/>
    </style:style>
    <style:style style:name="T37" style:family="text">
      <style:text-properties officeooo:rsid="0035e93d"/>
    </style:style>
    <style:style style:name="T38" style:family="text">
      <style:text-properties officeooo:rsid="0037bbec"/>
    </style:style>
    <style:style style:name="T39" style:family="text">
      <style:text-properties fo:font-variant="normal" fo:text-transform="none" fo:color="#333333" style:font-name="Arial" fo:font-size="8pt" fo:letter-spacing="normal" fo:font-style="italic" fo:font-weight="normal" style:font-size-asian="8pt" style:font-style-asian="italic" style:font-size-complex="8pt" style:font-style-complex="italic"/>
    </style:style>
    <style:style style:name="T40" style:family="text">
      <style:text-properties fo:font-variant="normal" fo:text-transform="none" fo:color="#333333" style:font-name="Arial" fo:font-size="8pt" fo:letter-spacing="normal" fo:font-style="italic" fo:font-weight="normal" officeooo:rsid="002c30f9" style:font-size-asian="8pt" style:font-style-asian="italic" style:font-size-complex="8pt" style:font-style-complex="italic"/>
    </style:style>
    <style:style style:name="T41" style:family="text">
      <style:text-properties fo:font-variant="normal" fo:text-transform="none" fo:color="#333333" style:font-name="Arial" fo:font-size="8pt" fo:letter-spacing="normal" fo:font-style="italic" fo:font-weight="normal" style:font-size-asian="8pt" style:font-style-asian="italic" style:font-weight-asian="bold" style:font-size-complex="8pt" style:font-style-complex="italic" style:font-weight-complex="bold"/>
    </style:style>
    <style:style style:name="T42" style:family="text">
      <style:text-properties fo:font-variant="normal" fo:text-transform="none" fo:color="#333333" style:font-name="Arial" fo:font-size="8pt" fo:letter-spacing="normal" fo:font-style="italic" fo:font-weight="normal" style:font-size-asian="8pt" style:font-style-asian="italic" style:font-weight-asian="normal" style:font-size-complex="8pt" style:font-style-complex="italic" style:font-weight-complex="normal"/>
    </style:style>
    <style:style style:name="T43" style:family="text">
      <style:text-properties fo:font-variant="normal" fo:text-transform="none" fo:color="#333333" style:font-name="Arial" fo:font-size="12pt" fo:letter-spacing="normal" fo:font-style="normal" fo:font-weight="normal" officeooo:rsid="003cce74" fo:background-color="#ff0000" loext:char-shading-value="0" style:font-size-asian="10.5pt" style:font-style-asian="normal" style:font-size-complex="12pt" style:font-style-complex="normal"/>
    </style:style>
    <style:style style:name="T44" style:family="text">
      <style:text-properties fo:font-variant="normal" fo:text-transform="none" fo:color="#333333" fo:font-size="8pt" fo:letter-spacing="normal" fo:font-style="italic" fo:font-weight="bold" style:font-size-asian="8pt" style:font-style-asian="italic" style:font-weight-asian="bold" style:font-size-complex="8pt" style:font-style-complex="italic" style:font-weight-complex="bold"/>
    </style:style>
    <style:style style:name="T45" style:family="text">
      <style:text-properties fo:font-variant="normal" fo:text-transform="none" fo:color="#00568e" style:text-line-through-style="none" style:text-line-through-type="none" style:font-name="Arial" fo:font-size="8pt" fo:letter-spacing="normal" fo:font-style="italic" style:text-underline-style="none" fo:font-weight="normal" style:text-blinking="false" fo:background-color="transparent" loext:char-shading-value="0" style:font-size-asian="8pt" style:font-style-asian="italic" style:font-size-complex="8pt" style:font-style-complex="italic"/>
    </style:style>
    <style:style style:name="T46" style:family="text">
      <style:text-properties fo:font-variant="normal" fo:text-transform="none" fo:color="#0083d8" style:font-name="Arial" fo:font-size="8pt" fo:letter-spacing="normal" fo:font-style="italic" style:text-underline-style="solid" style:text-underline-width="auto" style:text-underline-color="font-color" fo:font-weight="normal" fo:background-color="#ffffff" loext:char-shading-value="0" style:font-size-asian="8pt" style:font-style-asian="italic" style:font-weight-asian="bold" style:font-size-complex="8pt" style:font-style-complex="italic" style:font-weight-complex="bold"/>
    </style:style>
    <style:style style:name="T47" style:family="text">
      <style:text-properties officeooo:rsid="003cce74" fo:background-color="#ff0000" loext:char-shading-value="0"/>
    </style:style>
    <style:style style:name="T48" style:family="text">
      <style:text-properties officeooo:rsid="0035e93d" fo:background-color="#ff0000" loext:char-shading-value="0"/>
    </style:style>
    <style:style style:name="T49" style:family="text">
      <style:text-properties officeooo:rsid="003cce74"/>
    </style:style>
    <style:style style:name="T50" style:family="text">
      <style:text-properties fo:font-size="15pt" fo:font-weight="bold" officeooo:rsid="003cce74" fo:background-color="transparent" loext:char-shading-value="0" style:font-size-asian="15pt" style:font-weight-asian="bold" style:font-size-complex="15pt" style:font-weight-complex="bold"/>
    </style:style>
    <style:style style:name="T51" style:family="text">
      <style:text-properties officeooo:rsid="0040cf37"/>
    </style:style>
    <style:style style:name="T52" style:family="text">
      <style:text-properties officeooo:rsid="0042b145"/>
    </style:style>
    <style:style style:name="T53" style:family="text">
      <style:text-properties officeooo:rsid="004775a2"/>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patial patterns of droplets in turbulent clouds<text:line-break/></text:p>
      <text:p text:style-name="P1"/>
      <text:p text:style-name="P2"><text:span text:style-name="T34">CHAPTER 1: </text:span>INTRODUCTION</text:p>
      <text:p text:style-name="P7"/>
      <text:list xml:id="list6342100958863084877" text:style-name="L1">
        <text:list-item>
          <text:p text:style-name="P19"><text:span text:style-name="T14">Background and Setting </text:span><text:span text:style-name="T15">– </text:span><text:span text:style-name="T16">dlaczego trzeba robić badania w tej dziedzinie</text:span><text:span text:style-name="T13"><text:line-break/></text:span><text:span text:style-name="T6">Provide reader with necessary background and setting to put the problem in proper context.<text:line-break/>Lets the reader see the basis for the study.<text:line-break/>ustifies and convinces the reader that the study is needed.<text:line-break/>Be factual--statements, opinions and points of view should be documented.<text:line-break/>Provide a logical lead-in to a clear and concise statement of the problem.<text:line-break/></text:span><text:span text:style-name="T7">Your "sales pitch.”<text:line-break/></text:span></text:p>
          <text:p text:style-name="P23"><text:span text:style-name="T23">T</text:span><text:span text:style-name="T22">urbulentne przepływy wielofzowe obecne w wielu dziedzinach badań.</text:span></text:p>
          <text:p text:style-name="P24"><text:span text:style-name="T22">Jednym z nich jest chmura, którą po uproszczeniu można traktować jak ciężkie etc. Cząstki oddziałujące z turbulentnym przepływem. Ze względu na złożoność tego obiektu zjawiska dziejące się w małych skalach mogą mieć wpływ na duże skale. Przeprowadzono wiele badań dot. zjawisk w których cząstki i przepływ o różnych właściwościach oddziałują ze sobą. Ciężko je jednak zastosować bezpośrednio, ponieważ nie biorą pod uwagę pewnych czynników, a w ogóle to turbulencja atmosferyczna jest inna. Stąd konieczność badań nad tymi oddziaływaniami, ogólnie, ale i dla przypadku chmurowego. Jednym z wyraźnych i ważnych rodzajów jest to, że turbulencja w bardzo nieoczywisty sposób wpływa na rozkład przestrzenny cząstek. Sam rozkład przestrzenny wpływa na to i na to, </text:span><text:span text:style-name="T24">a to z kolei może być istotnym czynnikiem w </text:span><text:span text:style-name="T22"><text:s/>ewolucj</text:span><text:span text:style-name="T24">i chmury</text:span><text:span text:style-name="T22"> (a dalej na pogodę etc). </text:span><text:span text:style-name="T24">Dlatego też </text:span><text:span text:style-name="T25">c</text:span><text:span text:style-name="T24">elem tej pracy jest analiza wpływu reprezentanta przepływu turbulentnego na rozkład kropelek chmurowych i jest to super ważne i na czasie!</text:span></text:p>
        </text:list-item>
      </text:list>
      <text:p text:style-name="P6"/>
      <text:p text:style-name="P6"/>
      <text:list xml:id="list145348355064067" text:continue-numbering="true" text:style-name="L1">
        <text:list-item>
          <text:p text:style-name="P19"><text:span text:style-name="T11">P</text:span><text:span text:style-name="T12">roblem exploration </text:span><text:span text:style-name="T1">– literature review, czyli dlaczego robimy badania takie a nie inne<text:line-break/><text:line-break/></text:span><text:span text:style-name="T6">Indicates the theory on which the study is based; critique and weigh studies as theory is built. <text:s/>(Teeter-totter example)<text:line-break/>Provides the rationale for the hypotheses and variables therein</text:span><text:span text:style-name="T8"><text:line-break/></text:span><text:span text:style-name="T6">Organized and written in reference to the specific objectives of the study</text:span></text:p>
          <text:p text:style-name="P56"/>
          <text:p text:style-name="P26">Conducted before proposal preparation to identify problem</text:p>
          <text:p text:style-name="P26">Provides dimensions and limits of the problem area</text:p>
          <text:p text:style-name="P26">Defines extent to which solution or answer is already known</text:p>
          <text:p text:style-name="P20"><text:span text:style-name="T6">Helps discern "What do we know the least about?”<text:line-break/>Identifies possible procedures (design, instruments; analyses) for conducting the study</text:span><text:span text:style-name="T5"><text:line-break/></text:span><text:span text:style-name="T41">See </text:span><text:a xlink:type="simple" xlink:href="https://student.unsw.edu.au/node/245" text:style-name="Internet_20_link" text:visited-style-name="Visited_20_Internet_20_Link"><text:span text:style-name="T46">thesis introductions exercises</text:span></text:a><text:span text:style-name="T44"> </text:span><text:span text:style-name="T41">for more information.<text:line-break/></text:span><text:span text:style-name="T5"><text:line-break/></text:span><text:span text:style-name="T20">Turbulencja jest trudnym do badania zjawiskiem. Nie dość, że mamy N-S, które samo w sobie nie jest domknięte, to jeszcze jest zjawiskiem wieloskalowym o sprzężeniach między skalami </text:span><text:span text:style-name="T21">i intermitentnej naturze</text:span><text:span text:style-name="T20">. </text:span><text:span text:style-name="T21">W dodatku turbulencja atmosferyczna nieoczywista. </text:span><text:span text:style-name="T20">Jeśli dołożyć do tego </text:span><text:span text:style-name="T21">masywne cząstki w przepływie, to się robi w ogóle kosmos. A sama chmura jest jeszcze bardziej skomplikowana. Poniżej wyjaśniamy krok po kroku złożonośc tych problemów i jak nasza prosta analiza ma się do rzeczywistości.</text:span></text:p>
          <text:p text:style-name="P25"/>
          <text:list>
            <text:list-item>
              <text:p text:style-name="P31">Turbulencja</text:p>
              <text:list>
                <text:list-item>
                  <text:p text:style-name="P32">Podstawy teorii statystycznej turbulencji izotropowej – kaskada, podział skal, eps, Re, Re_l, intermitencja</text:p>
                </text:list-item>
                <text:list-item>
                  <text:p text:style-name="P32">Struktura dynamiczna przepływu turbulentnego – szukanie wirów, płaszczyzn etc. <text:tab/>W badaniach doświadczalnych</text:p>
                </text:list-item>
                <text:list-item>
                  <text:p text:style-name="P32">Turbulencja atmosferyczna w chmurach<text:line-break/>nieosiagalna w badaniach laboratoryjnych ani w symulacjach<text:line-break/>pomiary nawet statystycznej w rzeczywistej turbulencji niezaburzonej trudne (sposoby pomiarow)<text:line-break/>badania z POSTu jako przyklad super kampani, krotkie wskazanie wnioskow<text:line-break/><text:soft-page-break/>wspomnienie badan na Azorach, jakie trudnosci i co do tej pory udalo sie ustalic<text:line-break/>Jakie moga byc zasadnicze roznice pomiedzy turbulencja z symulacji i dosiwadczen a atmosferyczna<text:line-break/></text:p>
                </text:list-item>
              </text:list>
            </text:list-item>
            <text:list-item>
              <text:p text:style-name="P32"><text:span text:style-name="T52">Ruch cząstki w turbulencji - r</text:span>ownanie ruchu i wypisanie ograniczen <text:span text:style-name="T35">pozwalajacych odrzucic kolejne wyrazy. Wskazanie, jak trudno jest symulowac wyraz historii i podanie przykladu pracy, ktora go uwzglednia. <text:line-break/></text:span></text:p>
            </text:list-item>
            <text:list-item>
              <text:p text:style-name="P33">Klastryzacja</text:p>
              <text:list>
                <text:list-item>
                  <text:p text:style-name="P33">Jakie moze miec znaczenie dla chmur</text:p>
                </text:list-item>
                <text:list-item>
                  <text:p text:style-name="P34"><text:span text:style-name="T49">Teoretyczne i n</text:span>umeryczne badania rozkladu przestrzennego i zjawisk na niego wplywajacych. Mono i polydispersyjne. <text:span text:style-name="T49">Dodać teorie Bragga.<text:line-break/></text:span></text:p>
                </text:list-item>
                <text:list-item>
                  <text:p text:style-name="P34">Doswiadczenia. W laboratorium – wskazanie tych kilku i ze obarczone bledami polidyspersji. Wskazanie trudnosci doswiadczalnych – turbulencja izotropowa zeby była ciezko (Ilmenau). Zeby czastki byly wielkosci chmurowych i monodyspersyjne (tez biezace badania na ten temat). Nie mowiac o tym, jak ciezko cos zrobic w chmurze: na obiektach latajacych tylko male skale (holografia), albo 1D, a pomiary z obserwatorium moga byc obarczone warunkami brzegowymi. Opisac jak ciezko uzyskac obraz z lasersheet na zewnatrz na Zugspitze.</text:p>
                  <text:p text:style-name="P34"/>
                  <text:p text:style-name="P34"/>
                </text:list-item>
              </text:list>
            </text:list-item>
            <text:list-item>
              <text:p text:style-name="P31">Rzadkie zdarzenia w turbulencji <text:span text:style-name="T52">a cząstki</text:span><text:line-break/><text:span text:style-name="T36">Dlaczego lokalne zdarzenia moga miec znaczenie globalne – przyklad cieplego deszczu. <text:s/>Juz sie takie prace prowadzi, statystyczne tez (tu wymienić sporo). My mamy koncepcje, ze te rurki jesli sa i trwaja moga sprzyjac zwiekszonej koncetracji miejscowej i prawdopodobienstwu zderzen. Wskazanie prac najnowszych tych hindusow. Wymienienie prac na temat budowy i występowania takich wirów.</text:span></text:p>
              <text:p text:style-name="P35"/>
              <text:p text:style-name="P31"/>
            </text:list-item>
          </text:list>
        </text:list-item>
        <text:list-item>
          <text:p text:style-name="P36">Statement of the Problem</text:p>
          <text:p text:style-name="P29">Best located after the statement of the problem in descriptive research</text:p>
          <text:p text:style-name="P29"><text:span text:style-name="T4">i</text:span>ndicates the data to be collected</text:p>
          <text:p text:style-name="P29">Make clear the direct connection between specific objectives and hypotheses and related literature and theory</text:p>
          <text:p text:style-name="P29">Controversial as to whether or not null hypotheses go here or in Chapter 4. <text:s/>Rely upon wishes of adviser and committee, if a thesis or dissertation.</text:p>
          <text:p text:style-name="P29">If a study is descriptive, objectives or research questions can be used here.</text:p>
          <text:p text:style-name="P29">If the study is ex post facto or experimental, hypotheses must be used.</text:p>
          <text:p text:style-name="P37"><text:line-break/><text:span text:style-name="T27">Mój pomysł na badanie oddziaływania turbulencji i kropel chmurowych: kropelki w wirze Burgersa. Wskazanie, czemu moje badania są inne (grawitacja+3D+polydisp, proba wyjasnienia rzeczywistego zjawiska). Wskazanie, że to jest kontynuacja poprzednich badań i krok naprzód.<text:line-break/></text:span></text:p>
          <text:list>
            <text:list-item>
              <text:p text:style-name="P38"><text:tab/>Objectives of the Study <text:span text:style-name="T27">(pytania badawcze)</text:span></text:p>
              <text:list>
                <text:list-item>
                  <text:p text:style-name="P39">Mono</text:p>
                </text:list-item>
                <text:list-item>
                  <text:p text:style-name="P39">Poly</text:p>
                </text:list-item>
                <text:list-item>
                  <text:p text:style-name="P39">Voids</text:p>
                </text:list-item>
              </text:list>
            </text:list-item>
            <text:list-item>
              <text:p text:style-name="P40"><text:span text:style-name="T51">Cloud conditions - definitions<text:line-break/></text:span><text:span text:style-name="T9">Define terms in the context where they will be used - provide operational definitions as well as constitutive definitions.<text:line-break/>Include a list of definitions for terms and concepts that have significant meaning for the study.<text:line-break/>Constructed in listing form - like a dictionary, not prose form<text:line-break/>Do not define generally understood concepts, principles and concerns, e.g., vocational education, secondary education, adult education.<text:line-break/>Much of the specific information about the terms will be presented in other appropriate sections of the proposal</text:span></text:p>
              <text:p text:style-name="P40"><text:soft-page-break/><text:span text:style-name="T9"><text:line-break/></text:span><text:span text:style-name="T17">Co to sa warunki chmurowe: </text:span><text:span text:style-name="T18">rozklad wielkosci kropelek, gestosci, parametry statystyczne turbulencji, wielkosci wiru, </text:span><text:span text:style-name="T19">jakie rownanie sie stosuje.</text:span></text:p>
            </text:list-item>
          </text:list>
        </text:list-item>
      </text:list>
      <text:p text:style-name="P5"/>
      <text:list xml:id="list145348126002596" text:continue-numbering="true" text:style-name="L1">
        <text:list-item>
          <text:list>
            <text:list-item>
              <text:p text:style-name="P37">Basic Assumptions</text:p>
            </text:list-item>
          </text:list>
          <text:p text:style-name="P27">Do not make assumptions about procedures (or hypotheses)</text:p>
          <text:p text:style-name="P27">Accepted without thought of immediate proof</text:p>
          <text:p text:style-name="P27">Propositions for which no information can be made available within the scope of the study</text:p>
          <text:p text:style-name="P27">Are axiomatic in that they are propositions that virtually every reasonable person is ready to adopt but which cannot be proven.</text:p>
          <text:p text:style-name="P27">Type of assumption most commonly stated explicitly is one that is limited in its nature and serves to hold the size or scope of an investigation within its prescribed boundaries (puts parameters around the study), e.g., study will deal with secondary students not post-secondary</text:p>
          <text:p text:style-name="P27">Usually made when the argument rests on <text:span text:style-name="T2">a priori</text:span> reasoning, but can be made on basis of present knowledge on research which is as yet incomplete (Specific qualifications must be made in the conclusions of the research report in which assumptions are made.)</text:p>
          <text:p text:style-name="P27">Ought to be clearly stated</text:p>
          <text:p text:style-name="P28">Protects researcher, e.g., keeps someone from saying, "Oh, I thought you were studying XYZ, too.”</text:p>
          <text:list>
            <text:list-item>
              <text:list>
                <text:list-item text:start-value="1">
                  <text:p text:style-name="P43"><text:span text:style-name="T30">Z</text:span><text:span text:style-name="T29">akładamy, że warto badać pojedynczy wir, bo może on coś powiedzieć o wpływie rzadkich zdarzeń na rozkład kropel i np. Formowanie deszczu.</text:span></text:p>
                </text:list-item>
                <text:list-item>
                  <text:p text:style-name="P45"><text:span text:style-name="T29">W</text:span><text:span text:style-name="T28">ir Burgersa </text:span><text:span text:style-name="T31">stacjonarny </text:span><text:span text:style-name="T28">jest dobrym lokalnym w czasie i przestrzeni przyblizeniem <text:tab/>przeplywu turbulentnego </text:span><text:span text:style-name="T31">(tak jakby to była struktura lagranzowska)</text:span></text:p>
                </text:list-item>
                <text:list-item>
                  <text:p text:style-name="P41">Inne sily w rownaniu ruchu dla kropelek nie maja znaczenia</text:p>
                </text:list-item>
                <text:list-item>
                  <text:p text:style-name="P41">Badamy sytuacje, gdy kropelki maja waski rozklad, a poza tym zderzenia sa rzadkie w przypadku rownomiernego, wiec zderzenia nie maja wplywu na tymczasowa koncentracje</text:p>
                </text:list-item>
                <text:list-item>
                  <text:p text:style-name="P42">Wyniki dowiadczalne nie sa zaburzone przez warunki brzegowe obserwatorium</text:p>
                </text:list-item>
              </text:list>
              <text:p text:style-name="P44"><text:line-break/></text:p>
            </text:list-item>
            <text:list-item>
              <text:p text:style-name="P21"><text:span text:style-name="T32">Limitations </text:span><text:span text:style-name="T33">and delimitations </text:span><text:span text:style-name="T32">of the Study</text:span><text:span text:style-name="T3"><text:line-break/></text:span><text:span text:style-name="T6">Summarize limitations brought about by the procedures of the study<text:line-break/>Describe the procedural limitations in detail in the appropriate section; just summarize here</text:span></text:p>
              <text:list>
                <text:list-item>
                  <text:p text:style-name="P46">Ograniczenia numeryczne – nie uwzgledniamy innych wyrazow, czastki rzadsze, nie ruszamy wirem itp. Dlaczego to wystarcza?</text:p>
                </text:list-item>
                <text:list-item>
                  <text:p text:style-name="P47">Nie da sie powtorzyc opisanego doswiadczenia za bardzo, choc probowalismy – brak wiecej czasu i pieniedzy.</text:p>
                </text:list-item>
              </text:list>
            </text:list-item>
            <text:list-item>
              <text:p text:style-name="P22"><text:span text:style-name="T38">Plan pracy w kontekscie pytan naukowych.<text:line-break/></text:span><text:span text:style-name="T10">Plant the seed for achieving each specific aim by presenIng the quesIons to be asked which will fill the gaps <text:line-break/></text:span></text:p>
              <text:p text:style-name="P30"/>
            </text:list-item>
          </text:list>
        </text:list-item>
      </text:list>
      <text:p text:style-name="P4">CHAPTER 2: METHODS<text:line-break/></text:p>
      <text:p text:style-name="P8"><text:span text:style-name="T39">Outlines which method you chose and why (your methodology); what, when, where, how and why you did what you did to get your results.<text:line-break/></text:span><text:span text:style-name="T42">REPLICATION is the key word to keep in mind when writing this chapter. <text:s/>Researchers must provide accurate, detailed descriptions of how the research was done so it could be replicated (redone) by others. <text:s/>You should provide explanations that will enable the reader to reproduce the exact conditions of the original study. <text:s/>A rather extensive explanation should be provided so that readers understand why and how you are going to do the research (in a final report). <text:s/>Your procedures should answer questions or test hypotheses as efficiently, economically and validly as possible.</text:span></text:p>
      <text:list xml:id="list9168793258098552223" text:style-name="L2">
        <text:list-item>
          <text:p text:style-name="P49">Symulacja numeryczna ruchu kropli</text:p>
          <text:list>
            <text:list-item>
              <text:p text:style-name="P48"><text:bookmark-start text:name="__DdeLink__859_1207091989"/>Rozwiazywanie rownania ruchu za pomoca <text:span text:style-name="T49">M</text:span>atlaba</text:p>
            </text:list-item>
            <text:list-item>
              <text:p text:style-name="P48">Warunki brzegowe i ich ew. <text:span text:style-name="T49">w</text:span>pływ</text:p>
            </text:list-item>
            <text:list-item>
              <text:p text:style-name="P48">Efekty polidyspersyjne?<text:bookmark-end text:name="__DdeLink__859_1207091989"/><text:line-break/></text:p>
            </text:list-item>
          </text:list>
        </text:list-item>
        <text:list-item>
          <text:p text:style-name="P49">Model rurki wirowej</text:p>
          <text:list>
            <text:list-item>
              <text:p text:style-name="P48">Rownanie, rysunek, wskazanie znaczenia parametrow</text:p>
            </text:list-item>
          </text:list>
        </text:list-item>
        <text:list-item>
          <text:p text:style-name="P49">Pojęcia z układów dynamicznych</text:p>
          <text:list>
            <text:list-item>
              <text:p text:style-name="P48">Rownanie jak sie ma do ukladow</text:p>
            </text:list-item>
            <text:list-item>
              <text:p text:style-name="P48">Typy rozwiazan i ich charakterystyka</text:p>
            </text:list-item>
            <text:list-item>
              <text:p text:style-name="P48">Jak sie prowadzi analize stabilnosci</text:p>
            </text:list-item>
          </text:list>
        </text:list-item>
        <text:list-item>
          <text:p text:style-name="P49">Lasersheet photography (przede wszystkim o obrazowaniu Mie)</text:p>
          <text:list>
            <text:list-item>
              <text:p text:style-name="P48">Rozpraszanie na czastce i w szczegolnosci rozpraszanie Mie</text:p>
            </text:list-item>
            <text:list-item>
              <text:p text:style-name="P48"><text:soft-page-break/>Obraz czastki takiej jak chmurowa na matrycy kamery</text:p>
            </text:list-item>
            <text:list-item>
              <text:p text:style-name="P48">Skalowanie rozmiaru i jasności (jak w publikacji)<text:line-break/></text:p>
            </text:list-item>
          </text:list>
        </text:list-item>
        <text:list-item>
          <text:p text:style-name="P49">Pomiary wszystkiego innego na Zugspitze</text:p>
          <text:list>
            <text:list-item>
              <text:p text:style-name="P50">W skrocie dzialanie urzadzen mierzacych eps i eta, a takze rozklad kropelek</text:p>
            </text:list-item>
            <text:list-item>
              <text:p text:style-name="P50">Metoda wyliczania eps i eta<text:line-break/></text:p>
            </text:list-item>
          </text:list>
        </text:list-item>
      </text:list>
      <text:p text:style-name="P9"/>
      <text:p text:style-name="P3">CHAPTER 3: RESULTS</text:p>
      <text:p text:style-name="P12">Outlines what you found out in relation to your research questions or hypotheses, presented in figures and in written text.</text:p>
      <text:p text:style-name="P15">Results contain the facts of your research. Often you will include a brief comment on the significance of key results, with the expectation that more generalised comments about results will be made in the Discussion section. Sometimes Results and Discussion are combined: check with your supervisor and with highly rated past theses in your School.</text:p>
      <text:p text:style-name="P18"><text:span text:style-name="T39">Here are some </text:span><text:a xlink:type="simple" xlink:href="https://student.unsw.edu.au/node/250" text:style-name="Internet_20_link" text:visited-style-name="Visited_20_Internet_20_Link"><text:span text:style-name="T45">suggestions for writing up results</text:span></text:a><text:span text:style-name="T39">.</text:span></text:p>
      <text:list xml:id="list285017432295867322" text:style-name="L3">
        <text:list-item>
          <text:p text:style-name="P52">Ruch pojedynczej kropli</text:p>
          <text:list>
            <text:list-item>
              <text:p text:style-name="P55">Dokowanie na orbicie</text:p>
              <text:list>
                <text:list-item>
                  <text:p text:style-name="P55">Zorientowac sie, do jakiego stopnia moje analizy maja sens i to napisac zrozumiale</text:p>
                </text:list-item>
                <text:list-item>
                  <text:p text:style-name="P55">Okreslic, do ktorej czesci analizy mozna zapewne jeszcze znalezc jakas teoretyczna zaleznosc, przygotowac kilka wykresow Marcie do spojrzenia</text:p>
                </text:list-item>
              </text:list>
            </text:list-item>
            <text:list-item>
              <text:p text:style-name="P55">Skale czasowe – poprawic po zrobieniu poprzedniego</text:p>
            </text:list-item>
            <text:list-item>
              <text:p text:style-name="P53">Określić wyraźnie, gdzie jest dzieło Marcu, a gdzie moje.</text:p>
            </text:list-item>
            <text:list-item>
              <text:p text:style-name="P54">Poprawić jakość rysunków, kolory</text:p>
            </text:list-item>
            <text:list-item>
              <text:p text:style-name="P55">Poprawki od Szymona</text:p>
            </text:list-item>
          </text:list>
        </text:list-item>
        <text:list-item>
          <text:p text:style-name="P52">Ruch wielu kropli <text:span text:style-name="T37">w tym samym wirze – tylko, jesli to dosc szybkie bedzie, naprostsze wnioski</text:span></text:p>
          <text:list>
            <text:list-item>
              <text:p text:style-name="P51">Przypadki polaczen roznych stabilnosci dla roznych kropel, mozliwe rozseparowanie przestrzenne punktow rownowagi czy orbit</text:p>
            </text:list-item>
            <text:list-item>
              <text:p text:style-name="P51">Analiza relacji skal czasowych dla roznych rozmiarow kropel</text:p>
            </text:list-item>
          </text:list>
        </text:list-item>
        <text:list-item>
          <text:p text:style-name="P52">Wyjaśnienie dziur</text:p>
          <text:list>
            <text:list-item>
              <text:p text:style-name="P51">Opisanie doswiadczenia</text:p>
            </text:list-item>
            <text:list-item>
              <text:p text:style-name="P51">Opisanie warunku teoretycznego powstawania dziur – <text:span text:style-name="T53">z odniesieniem do nowego opisu stabilnosci</text:span></text:p>
            </text:list-item>
            <text:list-item>
              <text:p text:style-name="P51">Wplyw rozpraszania Mie, <text:span text:style-name="T53">z dodaniem</text:span><text:line-break/></text:p>
            </text:list-item>
            <text:list-item>
              <text:p text:style-name="P51">Symulacje numeryczne dla roznych parametrow – <text:span text:style-name="T49">wybór parametrów, <text:s/>przeprowadzenie symulacji uzupełniających, zrobienie rysunków, wyciągnięcie wniosków<text:line-break/></text:span></text:p>
            </text:list-item>
          </text:list>
        </text:list-item>
      </text:list>
      <text:p text:style-name="P10"><text:span text:style-name="T26">CHAPTER 4: DISCUSSION</text:span><text:span text:style-name="T34"><text:line-break/></text:span>WHAT does it means? § Strengths &amp; limitaIons </text:p>
      <text:p text:style-name="P13"/>
      <text:p text:style-name="P14">The Discussion section:</text:p>
      <text:list xml:id="list2045673843613628782" text:style-name="L4">
        <text:list-item>
          <text:p text:style-name="P58">comments on your results;</text:p>
        </text:list-item>
        <text:list-item>
          <text:p text:style-name="P58">explains what your results mean;</text:p>
        </text:list-item>
        <text:list-item>
          <text:p text:style-name="P58">interprets your results in a wider context; indicates which results were expected or unexpected;</text:p>
        </text:list-item>
        <text:list-item>
          <text:p text:style-name="P58">provides explanations for unexpected results.</text:p>
        </text:list-item>
      </text:list>
      <text:p text:style-name="P16">The Discussion should also relate your specific results to previous research or theory. You should point out what the limitations were of your study, and note any questions that remain unanswered.</text:p>
      <text:p text:style-name="P17"><text:span text:style-name="T39">See our </text:span><text:a xlink:type="simple" xlink:href="https://student.unsw.edu.au/node/251" text:style-name="Internet_20_link" text:visited-style-name="Visited_20_Internet_20_Link"><text:span text:style-name="T45">theses in discussion</text:span></text:a><text:span text:style-name="T39"> page for more information or try these </text:span><text:a xlink:type="simple" xlink:href="https://student.unsw.edu.au/node/252" text:style-name="Internet_20_link" text:visited-style-name="Visited_20_Internet_20_Link"><text:span text:style-name="T45">exercises</text:span></text:a><text:span text:style-name="T39">.<text:line-break/></text:span><text:span text:style-name="T43">2 dni</text:span><text:span text:style-name="T39"><text:line-break/></text:span><text:span text:style-name="T26">CHAPTER 5: CONCLUSIONS AND SUGGESTIONS FOR FUTURE WORK</text:span></text:p>
      <text:p text:style-name="P17"><text:soft-page-break/><text:span text:style-name="T40">Very important! This is where you emphasise that your research aims/objectives have been achieved.<text:line-break/></text:span><text:span text:style-name="T39">You also emphasise the most significant results, note the limitations and make suggestions for further research.<text:line-break/>Conclusions can include Future Directions. Check with your supervisor.<text:line-break/>For more information see </text:span><text:a xlink:type="simple" xlink:href="https://student.unsw.edu.au/node/254" text:style-name="Internet_20_link" text:visited-style-name="Visited_20_Internet_20_Link"><text:span text:style-name="T45">conclusions in honours theses</text:span></text:a><text:span text:style-name="T39"> or </text:span><text:a xlink:type="simple" xlink:href="https://student.unsw.edu.au/node/255" text:style-name="Internet_20_link" text:visited-style-name="Visited_20_Internet_20_Link"><text:span text:style-name="T45">sample conclusions</text:span></text:a><text:span text:style-name="T39">.</text:span></text:p>
      <text:list xml:id="list145348171959337" text:continue-list="list9168793258098552223" text:style-name="L2">
        <text:list-item>
          <text:list>
            <text:list-header>
              <text:p text:style-name="P57"><text:span text:style-name="T37"><text:line-break/>Szukanie rurek wirowych i korelacji z ruchem kropel – wstepne prace zrobione, napisany grant</text:span><text:span text:style-name="T48"><text:line-break/><text:line-break/></text:span><text:span text:style-name="T50">Abstrakt</text:span><text:span text:style-name="T47"><text:line-break/><text:line-break/></text:span><text:span text:style-name="T50">Formatowanie i sprawdzanie</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0T16:44:45.354624452</meta:creation-date>
    <meta:print-date>2019-07-09T15:22:05.545795576</meta:print-date>
    <dc:date>2019-11-27T14:53:46.184069085</dc:date>
    <meta:editing-duration>P29DT6H53M50S</meta:editing-duration>
    <meta:editing-cycles>14</meta:editing-cycles>
    <meta:generator>LibreOffice/5.1.6.2$Linux_X86_64 LibreOffice_project/10m0$Build-2</meta:generator>
    <meta:document-statistic meta:table-count="0" meta:image-count="0" meta:object-count="0" meta:page-count="5" meta:paragraph-count="102" meta:word-count="1900" meta:character-count="12930" meta:non-whitespace-character-count="11025"/>
  </office:meta>
</office:document-meta>
</file>